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2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omiar (60 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x trzeba odją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9860000" calcext:value-type="float">
            <text:p>349860000</text:p>
          </table:table-cell>
          <table:table-cell office:value-type="float" office:value="122310000" calcext:value-type="float">
            <text:p>122310000</text:p>
          </table:table-cell>
          <table:table-cell office:value-type="float" office:value="193060000" calcext:value-type="float">
            <text:p>193060000</text:p>
          </table:table-cell>
          <table:table-cell/>
          <table:table-cell office:value-type="string" calcext:value-type="string">
            <text:p>y, z dodać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9840000" calcext:value-type="float">
            <text:p>349840000</text:p>
          </table:table-cell>
          <table:table-cell office:value-type="float" office:value="118330000" calcext:value-type="float">
            <text:p>118330000</text:p>
          </table:table-cell>
          <table:table-cell office:value-type="float" office:value="200650000" calcext:value-type="float">
            <text:p>200650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9450000" calcext:value-type="float">
            <text:p>349450000</text:p>
          </table:table-cell>
          <table:table-cell office:value-type="float" office:value="100950000" calcext:value-type="float">
            <text:p>100950000</text:p>
          </table:table-cell>
          <table:table-cell office:value-type="float" office:value="206200000" calcext:value-type="float">
            <text:p>206200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9970000" calcext:value-type="float">
            <text:p>349970000</text:p>
          </table:table-cell>
          <table:table-cell office:value-type="float" office:value="116050000" calcext:value-type="float">
            <text:p>116050000</text:p>
          </table:table-cell>
          <table:table-cell office:value-type="float" office:value="203570000" calcext:value-type="float">
            <text:p>203570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9940000" calcext:value-type="float">
            <text:p>349940000</text:p>
          </table:table-cell>
          <table:table-cell office:value-type="float" office:value="100720000" calcext:value-type="float">
            <text:p>100720000</text:p>
          </table:table-cell>
          <table:table-cell office:value-type="float" office:value="203440000" calcext:value-type="float">
            <text:p>203440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9880000" calcext:value-type="float">
            <text:p>349880000</text:p>
          </table:table-cell>
          <table:table-cell office:value-type="float" office:value="104270000" calcext:value-type="float">
            <text:p>104270000</text:p>
          </table:table-cell>
          <table:table-cell office:value-type="float" office:value="203840000" calcext:value-type="float">
            <text:p>2038400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średnia</text:p>
          </table:table-cell>
          <table:table-cell table:formula="of:=360000000-AVERAGE([.B2:.B7])" office:value-type="float" office:value="10176666.6666667" calcext:value-type="float">
            <text:p/>
          </table:table-cell>
          <table:table-cell table:formula="of:=AVERAGE([.C2:.C7])" office:value-type="float" office:value="110438333.333333" calcext:value-type="float">
            <text:p/>
          </table:table-cell>
          <table:table-cell table:formula="of:=AVERAGE([.D2:.D7])" office:value-type="float" office:value="201793333.333333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średnia (10 ms)</text:p>
          </table:table-cell>
          <table:table-cell table:formula="of:=[.B9]/60/100" office:value-type="float" office:value="1696.11111111111" calcext:value-type="float">
            <text:p/>
          </table:table-cell>
          <table:table-cell table:formula="of:=[.C9]/60/100" office:value-type="float" office:value="18406.3888888889" calcext:value-type="float">
            <text:p/>
          </table:table-cell>
          <table:table-cell table:formula="of:=[.D9]/60/100" office:value-type="float" office:value="33632.2222222222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-TRUNC([.B10])" office:value-type="float" office:value="-1696" calcext:value-type="float">
            <text:p/>
          </table:table-cell>
          <table:table-cell table:style-name="ce1" table:formula="of:=TRUNC([.C10])" office:value-type="float" office:value="18406" calcext:value-type="float">
            <text:p/>
          </table:table-cell>
          <table:table-cell table:style-name="ce1" table:formula="of:=TRUNC([.D10])" office:value-type="float" office:value="33632" calcext:value-type="float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3:53:50.059000000</meta:creation-date>
    <meta:generator>LibreOffice/4.2.1.1$Windows_x86 LibreOffice_project/d7dbbd7842e6a58b0f521599204e827654e1fb8b</meta:generator>
    <dc:date>2014-04-02T14:01:51.882000000</dc:date>
    <meta:editing-duration>PT6M13S</meta:editing-duration>
    <meta:editing-cycles>2</meta:editing-cycles>
    <meta:document-statistic meta:table-count="1" meta:cell-count="41" meta:object-count="0"/>
  </office:meta>
</office:document-meta>
</file>